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n order to begin the writing process, one must first consider the thinking process. Current surroundings, common teachings among society, and individual preferences and desires all play a part in how we think. This relates to how we write, we can more easily write about things that we understand and experience often. This transitions us to how writing is a process.</text:p>
      <text:p text:style-name="Standard"><text:tab/>First the writer must gather the information he needs in order to understand the desired topic. Then he needs to formulate this information with other ideas into a linear path that will provide a clear story or description with a beginning and an end. Finally the writer must revise and edit his project to ensure that his original ideas and transitions all form into one cohesive assignment that the reader will be able to follow and easily understand.</text:p>
      <text:p text:style-name="Standard"/>
      <text:p text:style-name="Standard"/>
      <text:p text:style-name="Standard">Writing as thinking:</text:p>
      <text:p text:style-name="Standard">Stages of the writing process:</text:p>
      <text:p text:style-name="Standard">Stage 1, Understanding the task:</text:p>
      <text:p text:style-name="Standard">Stage 2, Gathering data:</text:p>
      <text:p text:style-name="Standard">Stage 3, Invention:</text:p>
      <text:p text:style-name="Standard"><text:tab/>Choosing a subject.</text:p>
      <text:p text:style-name="Standard">Stage 4, Drafting:</text:p>
      <text:p text:style-name="Standard">Conclusions:</text:p>
      <text:p text:style-name="Standard"><text:tab/>They are the last thing that a reader will encounter, so use it to inspire thinking and imagining.</text:p>
      <text:p text:style-name="Standard"><text:tab/>Connect your topic to a broader topic so as to inspire greater reader involvement and <text:tab/>understanding.</text:p>
      <text:p text:style-name="Standard">Revision:</text:p>
      <text:p text:style-name="Standard"><text:tab/>Global:</text:p>
      <text:p text:style-name="Standard"><text:tab/><text:tab/>Consider overall purpose and tone, relationship between thesis and conclusion, and <text:tab/><text:tab/><text:tab/>content and structure.</text:p>
      <text:p text:style-name="Standard"><text:tab/>local:</text:p>
      <text:p text:style-name="Standard"><text:tab/><text:tab/>Focus on individual paragraphs, transitional sentences, and presented evidences.</text:p>
      <text:p text:style-name="Standard"><text:tab/>Surface:</text:p>
      <text:p text:style-name="Standard"><text:tab/><text:tab/>Deal with word choice, sentence style, citation form, and grammar.</text:p>
      <text:p text:style-name="Standard">Stage 5, Revision:</text:p>
      <text:p text:style-name="Standard">Stage 6, Ed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2T22:17:22.78</meta:creation-date>
    <dc:date>2011-06-02T23:29:27.05</dc:date>
    <meta:editing-duration>PT56M52S</meta:editing-duration>
    <meta:editing-cycles>4</meta:editing-cycles>
    <meta:generator>OpenOffice.org/3.3$Win32 OpenOffice.org_project/330m20$Build-9567</meta:generator>
    <meta:document-statistic meta:table-count="0" meta:image-count="0" meta:object-count="0" meta:page-count="1" meta:paragraph-count="21" meta:word-count="243" meta:character-count="1527"/>
  </office:meta>
</office:document-meta>
</file>